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aa61a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2" style:family="graphic" style:parent-style-name="objectwithoutfill">
      <style:graphic-properties svg:stroke-width="0.035cm" svg:stroke-color="#333333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withoutfill">
      <style:graphic-properties svg:stroke-width="0.025cm" svg:stroke-color="#0066b3" draw:marker-start-width="0.237cm" draw:marker-end="Arrow" draw:marker-end-width="0.10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0066b3" draw:marker-start="Arrow" draw:marker-start-width="0.07cm" draw:marker-end="" draw:marker-end-width="0.10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draw:stroke="dash" draw:stroke-dash="Ultrafine_20_Dashed" svg:stroke-width="0.018cm" svg:stroke-color="#333333" draw:marker-start-width="0.226cm" draw:marker-end-width="0.226cm" draw:fill="none" draw:textarea-vertical-align="middle" fo:padding-top="0.133cm" fo:padding-bottom="0.133cm" fo:padding-left="0.258cm" fo:padding-right="0.2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Predefinito">
        <draw:line draw:style-name="gr1" draw:text-style-name="P1" draw:layer="layout" svg:x1="1.6cm" svg:y1="0cm" svg:x2="1.6cm" svg:y2="3cm">
          <text:p/>
        </draw:line>
        <draw:line draw:style-name="gr2" draw:text-style-name="P1" draw:layer="layout" svg:x1="2.5cm" svg:y1="0cm" svg:x2="2.5cm" svg:y2="3cm">
          <text:p/>
        </draw:line>
        <draw:g>
          <svg:title>TexMaths</svg:title>
          <svg:desc>12§display§\vec{E}_{driver}§svg§600§FALSE§</svg:desc>
          <draw:polygon draw:style-name="gr3" draw:text-style-name="P2" draw:layer="layout" svg:width="1.277cm" svg:height="0.471cm" svg:x="0cm" svg:y="1.125cm" svg:viewBox="0 0 1278 472" draw:points="639,472 0,472 0,0 1278,0 1278,472">
            <text:p/>
          </draw:polygon>
          <draw:path draw:style-name="gr4" draw:text-style-name="P3" draw:layer="layout" svg:width="0.187cm" svg:height="0.083cm" svg:x="0.142cm" svg:y="1.125cm" svg:viewBox="0 0 188 84" svg:d="M151 51c-6 6-20 17-20 25 0 5 3 8 8 8 4 0 6-2 8-5 6-6 15-19 34-28 2-1 7-4 7-9 0-4-3-6-7-8-8-7-13-15-17-24-1-4-2-10-8-10s-8 6-8 9 3 16 9 25h-143c-6 0-14 0-14 8 0 9 8 9 14 9z">
            <text:p/>
          </draw:path>
          <draw:path draw:style-name="gr4" draw:text-style-name="P3" draw:layer="layout" svg:width="0.306cm" svg:height="0.287cm" svg:x="0.016cm" svg:y="1.246cm" svg:viewBox="0 0 307 288" svg:d="M283 189c1-2 2-5 2-6s0-5-5-5c-3 0-4 3-5 5-27 64-43 91-116 91h-61c-6 0-7 0-10 0-4-1-5-1-5-4 0-1 0-2 2-10l29-115h42c36 0 36 9 36 19 0 3 0 8-3 21-1 2-2 3-2 4 0 3 2 5 6 5 3 0 5-2 7-8l24-100c0-2-3-3-6-3-4 0-4 1-6 6-8 33-16 42-55 42h-40l26-101c3-16 4-17 22-17h60c52 0 64 12 64 47 0 10 0 11-1 23 0 2-1 5-1 7s2 5 6 5 5-2 6-11l8-72c1-12-1-12-11-12h-214c-9 0-13 0-13 9 0 4 4 4 12 4 15 0 28 0 28 8 0 1 0 2-2 10l-57 223c-4 18-5 20-38 20-7 0-12 0-12 8 0 6 4 6 12 6h219c10 0 11-1 14-8z">
            <text:p/>
          </draw:path>
          <draw:path draw:style-name="gr4" draw:text-style-name="P3" draw:layer="layout" svg:width="0.152cm" svg:height="0.208cm" svg:x="0.329cm" svg:y="1.391cm" svg:viewBox="0 0 153 209" svg:d="M152 9c0 0 1-4 1-5s-1-4-5-4c-6 0-31 2-38 3-2 0-6 1-6 7 0 4 4 4 7 4 15 0 15 2 15 4s-1 4-2 7l-16 67c-7-9-17-17-31-17-39 0-77 42-77 84 0 29 19 50 45 50 15 0 30-9 42-21 6 17 23 21 31 21 11 0 17-7 23-16 7-12 11-29 11-30 0-4-4-4-5-4-4 0-5 1-7 10-4 14-9 32-22 32-8 0-9-7-9-15 0-6 0-8 1-12zM88 169c-2 8-8 14-15 19-3 3-14 13-27 13-11 0-22-8-22-29 0-16 9-48 15-61 14-24 29-28 38-28 21 0 26 23 26 26 0 1 0 3-1 4z">
            <text:p/>
          </draw:path>
          <draw:path draw:style-name="gr4" draw:text-style-name="P3" draw:layer="layout" svg:width="0.137cm" svg:height="0.133cm" svg:x="0.501cm" svg:y="1.466cm" svg:viewBox="0 0 138 134" svg:d="M56 71c1-2 7-29 7-30 1-3 10-17 20-25 2-2 11-7 24-7 2 0 10 0 16 3-10 3-14 11-14 17 0 7 6 11 13 11s16-5 16-18c0-15-16-22-31-22-16 0-29 7-42 21-5-18-24-21-30-21-12 0-20 7-24 15-7 12-11 29-11 30 0 4 4 4 5 4 5 0 5-1 7-9 4-18 10-31 22-31 7 0 9 5 9 14 0 6-3 16-5 25-2 8-4 20-6 26l-10 38c-1 4-3 12-3 13 0 6 6 9 11 9 4 0 9-3 12-8 1-2 4-16 6-23z">
            <text:p/>
          </draw:path>
          <draw:path draw:style-name="gr4" draw:text-style-name="P3" draw:layer="layout" svg:width="0.089cm" svg:height="0.199cm" svg:x="0.666cm" svg:y="1.4cm" svg:viewBox="0 0 90 200" svg:d="M83 12c0-5-4-12-12-12-9 0-17 8-17 16 0 5 4 12 12 12 9 0 17-9 17-16zM22 162c-2 4-3 7-3 13 0 13 12 25 28 25 31 0 43-42 43-46 0-3-4-3-5-3-3 0-3 2-5 4-7 24-20 36-32 36-6 0-7-4-7-11 0-6 2-11 5-18 3-8 6-16 10-24 2-7 12-34 14-37 1-3 2-7 2-10 0-14-12-25-29-25-30 0-43 41-43 45s4 4 5 4c5 0 5-2 6-5 7-26 21-36 31-36 5 0 8 3 8 10s-2 12-10 30z">
            <text:p/>
          </draw:path>
          <draw:path draw:style-name="gr4" draw:text-style-name="P3" draw:layer="layout" svg:width="0.144cm" svg:height="0.133cm" svg:x="0.786cm" svg:y="1.466cm" svg:viewBox="0 0 145 134" svg:d="M145 23c0-23-14-23-15-23-8 0-16 8-16 15 0 6 3 8 5 10 5 4 11 11 11 24s-20 77-55 77c-24 0-24-21-24-26 0-14 6-31 16-59 2-5 4-10 4-15 0-15-12-26-28-26-30 0-43 41-43 46 0 4 4 4 5 4 5 0 5-2 6-5 6-25 20-36 31-36 5 0 8 3 8 10s-3 13-6 20c-12 33-16 45-16 56 0 30 24 39 46 39 50 0 71-86 71-111z">
            <text:p/>
          </draw:path>
          <draw:path draw:style-name="gr4" draw:text-style-name="P3" draw:layer="layout" svg:width="0.127cm" svg:height="0.133cm" svg:x="0.971cm" svg:y="1.466cm" svg:viewBox="0 0 128 134" svg:d="M47 63c8 0 32-1 48-6 21-8 26-21 26-31 0-16-16-26-37-26-36 0-84 27-84 78 0 30 19 56 54 56 50 0 74-29 74-33 0-2-3-6-6-6-2 0-2 1-5 4-23 27-57 27-63 27-18 0-30-12-30-36 0-5 0-10 4-27zM31 55c11-43 45-46 53-46 13 0 24 5 24 17 0 29-50 29-63 29z">
            <text:p/>
          </draw:path>
          <draw:path draw:style-name="gr4" draw:text-style-name="P3" draw:layer="layout" svg:width="0.137cm" svg:height="0.133cm" svg:x="1.125cm" svg:y="1.466cm" svg:viewBox="0 0 138 134" svg:d="M56 71c1-2 7-29 7-30 1-3 10-17 20-25 2-2 11-7 24-7 2 0 10 0 16 3-10 3-14 11-14 17 0 7 6 11 13 11s16-5 16-18c0-15-16-22-31-22-16 0-29 7-42 21-5-18-24-21-30-21-12 0-20 7-24 15-7 12-11 29-11 30 0 4 4 4 5 4 5 0 5-1 7-9 4-18 10-31 22-31 7 0 9 5 9 14 0 6-3 16-5 25-2 8-4 20-6 26l-10 38c-1 4-3 12-3 13 0 6 6 9 11 9 4 0 10-3 12-8 1-2 4-16 6-23z">
            <text:p/>
          </draw:path>
        </draw:g>
        <draw:line draw:style-name="gr5" draw:text-style-name="P1" draw:layer="layout" svg:x1="1.4cm" svg:y1="1.7cm" svg:x2="1.4cm" svg:y2="0.9cm">
          <text:p/>
        </draw:line>
        <draw:line draw:style-name="gr6" draw:text-style-name="P1" draw:layer="layout" svg:x1="2.7cm" svg:y1="1.597cm" svg:x2="2.7cm" svg:y2="1.007cm">
          <text:p/>
        </draw:line>
        <draw:g>
          <svg:title>TexMaths</svg:title>
          <svg:desc>12§display§\vec{E}_{parassita}§svg§600§FALSE§</svg:desc>
          <draw:polygon draw:style-name="gr3" draw:text-style-name="P2" draw:layer="layout" svg:width="1.764cm" svg:height="0.529cm" svg:x="2.9cm" svg:y="1.126cm" svg:viewBox="0 0 1765 530" draw:points="883,530 0,530 0,0 1765,0 1765,530">
            <text:p/>
          </draw:polygon>
          <draw:path draw:style-name="gr4" draw:text-style-name="P3" draw:layer="layout" svg:width="0.187cm" svg:height="0.083cm" svg:x="3.042cm" svg:y="1.126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4" draw:text-style-name="P3" draw:layer="layout" svg:width="0.306cm" svg:height="0.287cm" svg:x="2.916cm" svg:y="1.247cm" svg:viewBox="0 0 307 288" svg:d="M283 189c1-2 2-5 2-6s0-4-5-4c-4 0-5 2-6 4-26 64-42 92-115 92h-61c-6 0-7 0-10 0-4-1-5-1-5-5 0-1 0-2 2-10l29-115h41c37 0 37 9 37 19 0 3 0 8-3 21-1 2-2 3-2 4 0 3 2 5 6 5 3 0 5-2 7-8l24-100c0-2-3-3-6-3-4 0-4 1-6 6-9 33-16 43-56 43h-39l26-102c3-16 4-17 22-17h60c51 0 64 12 64 47 0 10 0 11-1 23 0 2-1 5-1 7s2 5 6 5 5-2 5-11l9-72c1-12-1-12-11-12h-214c-9 0-13 0-13 9 0 4 4 4 12 4 15 0 27 0 27 8 0 1 0 2-1 10l-57 223c-4 18-5 21-38 21-7 0-12 0-12 7 0 6 4 6 12 6h219c10 0 11-1 14-8z">
            <text:p/>
          </draw:path>
          <draw:path draw:style-name="gr4" draw:text-style-name="P3" draw:layer="layout" svg:width="0.165cm" svg:height="0.187cm" svg:x="3.211cm" svg:y="1.467cm" svg:viewBox="0 0 166 188" svg:d="M23 167c-3 9-3 11-15 11-4 0-8 0-8 6 0 3 3 4 4 4 8 0 18-1 26-1 9 0 21 1 30 1 3 0 7-1 7-7 0-3-5-3-7-3-7 0-16 0-16-4 0-1 3-9 4-14 4-15 8-31 11-44 3 6 13 17 30 17 37 0 77-39 77-83 0-36-24-50-45-50-18 0-34 12-42 21-5-17-21-21-31-21-12 0-18 8-23 15-6 11-11 28-11 30 0 4 4 4 5 4 4 0 5-1 7-9 5-17 10-31 21-31 9 0 11 5 11 14 0 3-1 7-1 9zM79 36c17-24 31-27 41-27 11 0 22 8 22 28 0 12-7 43-15 60-8 14-22 29-38 29-21 0-26-23-26-26 0-1 0-4 1-5z">
            <text:p/>
          </draw:path>
          <draw:path draw:style-name="gr4" draw:text-style-name="P3" draw:layer="layout" svg:width="0.151cm" svg:height="0.133cm" svg:x="3.403cm" svg:y="1.467cm" svg:viewBox="0 0 152 134" svg:d="M107 17c-6-9-16-17-30-17-39 0-77 42-77 84 0 29 19 50 45 50 15 0 30-9 42-21 6 19 23 21 31 21 11 0 17-6 23-16 7-11 11-28 11-30 0-4-4-4-5-4-4 0-5 2-7 10-4 14-9 32-22 32-8 0-10-7-10-15 0-4 3-16 5-24 2-7 5-20 7-27l6-22c2-7 5-22 5-23 0-6-5-9-10-9s-12 4-14 11zM88 94c-2 9-8 14-15 20-3 2-14 12-27 12-11 0-22-8-22-29 0-15 9-49 15-61 14-24 29-27 38-27 21 0 26 22 26 26 0 1 0 2-1 3z">
            <text:p/>
          </draw:path>
          <draw:path draw:style-name="gr4" draw:text-style-name="P3" draw:layer="layout" svg:width="0.137cm" svg:height="0.133cm" svg:x="3.581cm" svg:y="1.467cm" svg:viewBox="0 0 138 134" svg:d="M56 71c1-2 7-29 7-30 1-3 10-17 20-25 2-2 11-7 24-7 2 0 10 0 16 3-10 3-14 11-14 17 0 7 6 11 13 11s16-5 16-18c0-15-16-22-31-22-16 0-29 7-42 21-5-18-24-21-30-21-12 0-20 7-24 15-7 12-11 29-11 30 0 4 4 4 5 4 5 0 5-1 7-9 4-18 10-31 22-31 7 0 9 5 9 14 0 6-3 16-5 25-2 8-4 20-6 26l-10 38c-1 4-3 12-3 13 0 7 6 9 11 9 4 0 9-2 12-8 1-2 4-16 6-23z">
            <text:p/>
          </draw:path>
          <draw:path draw:style-name="gr4" draw:text-style-name="P3" draw:layer="layout" svg:width="0.151cm" svg:height="0.133cm" svg:x="3.751cm" svg:y="1.467cm" svg:viewBox="0 0 152 134" svg:d="M107 17c-6-9-16-17-30-17-39 0-77 42-77 84 0 29 19 50 45 50 15 0 30-9 42-21 6 19 23 21 31 21 11 0 17-6 23-16 7-11 11-28 11-30 0-4-4-4-5-4-4 0-5 2-7 10-4 14-9 32-22 32-8 0-10-7-10-15 0-4 3-16 5-24 2-7 5-20 7-27l6-22c2-7 5-22 5-23 0-6-5-9-10-9s-12 4-14 11zM88 94c-2 9-8 14-15 20-3 2-14 12-27 12-11 0-22-8-22-29 0-15 9-49 15-61 14-24 29-27 38-27 21 0 26 22 26 26 0 1 0 2-1 3z">
            <text:p/>
          </draw:path>
          <draw:path draw:style-name="gr4" draw:text-style-name="P3" draw:layer="layout" svg:width="0.118cm" svg:height="0.133cm" svg:x="3.938cm" svg:y="1.467cm" svg:viewBox="0 0 119 134" svg:d="M107 19c-7 2-12 8-12 15 0 6 6 9 10 9 2 0 14-2 14-17 0-19-22-26-40-26-46 0-55 35-55 43 0 12 7 18 11 22 7 6 13 7 33 11 7 1 26 5 26 19 0 6-4 16-16 24-12 7-26 7-30 7-12 0-29-3-36-13 10-1 17-8 17-17 0-7-6-11-12-11-8 0-17 7-17 21 0 17 19 28 48 28 55 0 64-37 64-49 0-27-29-32-40-35-3 0-11-2-12-2-11-2-17-9-17-15 0-7 6-15 13-19 7-5 18-5 23-5 6 0 22 1 28 10z">
            <text:p/>
          </draw:path>
          <draw:path draw:style-name="gr4" draw:text-style-name="P3" draw:layer="layout" svg:width="0.118cm" svg:height="0.133cm" svg:x="4.097cm" svg:y="1.467cm" svg:viewBox="0 0 119 134" svg:d="M107 19c-7 2-12 8-12 15 0 6 6 9 10 9 2 0 14-2 14-17 0-19-22-26-40-26-46 0-55 35-55 43 0 12 7 18 11 22 7 6 13 7 33 11 7 1 26 5 26 19 0 6-4 16-16 24-12 7-26 7-30 7-12 0-29-3-36-13 10-1 17-8 17-17 0-7-6-11-12-11-8 0-17 7-17 21 0 17 19 28 48 28 55 0 64-37 64-49 0-27-29-32-40-35-3 0-11-2-12-2-11-2-17-9-17-15 0-7 6-15 13-19 7-5 18-5 23-5 6 0 22 1 28 10z">
            <text:p/>
          </draw:path>
          <draw:path draw:style-name="gr4" draw:text-style-name="P3" draw:layer="layout" svg:width="0.089cm" svg:height="0.199cm" svg:x="4.248cm" svg:y="1.402cm" svg:viewBox="0 0 90 200" svg:d="M83 12c0-5-4-12-12-12-9 0-17 8-17 16 0 5 4 12 12 12 9 0 17-9 17-16zM22 162c-2 4-3 7-3 13 0 13 12 25 28 25 31 0 43-42 43-45 0-4-4-4-5-4-3 0-3 2-5 5-7 24-20 35-32 35-6 0-7-4-7-10 0-7 2-12 5-19 3-8 6-16 10-24 2-6 12-34 14-37 1-3 2-7 2-10 0-14-12-25-29-25-30 0-43 41-43 45s4 4 5 4c5 0 5-2 6-5 7-26 21-36 31-36 5 0 8 3 8 10s-2 12-10 30z">
            <text:p/>
          </draw:path>
          <draw:path draw:style-name="gr4" draw:text-style-name="P3" draw:layer="layout" svg:width="0.1cm" svg:height="0.187cm" svg:x="4.367cm" svg:y="1.413cm" svg:viewBox="0 0 101 188" svg:d="M60 68h31c6 0 10 0 10-7 0-3-4-3-9-3h-29l12-45c0-1 1-2 1-3 0-6-5-10-11-10-7 0-11 5-14 12-2 8 2-6-11 46h-30c-6 0-10 0-10 6 0 4 4 4 9 4h28l-18 70c-1 8-4 19-4 22 0 18 15 28 32 28 34 0 52-41 52-45s-4-4-5-4c-4 0-4 1-6 6-8 18-24 36-40 36-7 0-11-4-11-16 0-3 1-8 2-11z">
            <text:p/>
          </draw:path>
          <draw:path draw:style-name="gr4" draw:text-style-name="P3" draw:layer="layout" svg:width="0.151cm" svg:height="0.133cm" svg:x="4.5cm" svg:y="1.467cm" svg:viewBox="0 0 152 134" svg:d="M107 17c-6-9-16-17-30-17-39 0-77 42-77 84 0 29 19 50 45 50 15 0 30-9 42-21 6 19 23 21 31 21 11 0 17-6 23-16 7-11 11-28 11-30 0-4-4-4-5-4-4 0-5 2-7 10-4 14-9 32-21 32-9 0-11-7-11-15 0-4 3-16 5-24 2-7 5-20 7-27l6-22c2-7 5-22 5-23 0-6-5-9-10-9s-12 4-14 11zM88 94c-2 9-8 14-15 20-3 2-14 12-27 12-11 0-22-8-22-29 0-15 9-49 15-61 14-24 29-27 38-27 21 0 26 22 26 26 0 1 0 2-1 3z">
            <text:p/>
          </draw:path>
        </draw:g>
        <draw:line draw:style-name="gr7" draw:text-style-name="P1" draw:layer="layout" svg:x1="2.5cm" svg:y1="0.6cm" svg:x2="1.6cm" svg:y2="0.6cm">
          <text:p/>
        </draw:line>
        <draw:g>
          <svg:title>TexMaths</svg:title>
          <svg:desc>12§display§d§svg§600§FALSE§</svg:desc>
          <draw:polygon draw:style-name="gr3" draw:text-style-name="P2" draw:layer="layout" svg:width="0.22cm" svg:height="0.293cm" svg:x="1.968cm" svg:y="0.199cm" svg:viewBox="0 0 221 294" draw:points="111,294 0,294 0,0 221,0 221,294">
            <text:p/>
          </draw:polygon>
          <draw:path draw:style-name="gr4" draw:text-style-name="P3" draw:layer="layout" svg:width="0.201cm" svg:height="0.298cm" svg:x="1.985cm" svg:y="0.199cm" svg:viewBox="0 0 202 299" svg:d="M202 5c0-1 0-5-6-5s-46 4-54 5c-3 0-6 2-6 7 0 6 4 6 11 6 20 0 21 3 21 7l-2 9-25 100c-7-16-20-27-39-27-49 0-102 62-102 124 0 40 23 68 57 68 8 0 29-2 54-32 4 18 19 32 39 32 15 0 25-10 32-24 6-14 12-40 12-41 0-5-4-5-5-5-5 0-5 2-5 8-8 27-16 52-33 52-12 0-13-10-13-19 0-10 1-13 3-20zM113 243c-2 8-2 9-8 17-19 23-36 29-47 29-21 0-28-23-28-39 0-21 13-74 24-93 12-25 32-41 49-41 28 0 33 35 33 38 0 2-1 5-1 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7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3T17:57:16.593678324</dc:date>
    <meta:editing-duration>PT1H52M34S</meta:editing-duration>
    <meta:editing-cycles>25</meta:editing-cycles>
    <meta:generator>LibreOffice/5.4.0.3$Linux_X86_64 LibreOffice_project/40m0$Build-3</meta:generator>
    <meta:document-statistic meta:object-count="31"/>
  </office:meta>
</office:document-meta>
</file>